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0.705555555555556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24555555555556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0" table:default-cell-style-name="ce1"/>
        <table:table-column table:style-name="co5" table:number-columns-repeated="16331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iv.d f7,f1,f2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mul.d f8,f7,f3</text:p>
          </table:table-cell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l.d f5,v5(r1)</text:p>
          </table:table-cell>
          <table:table-cell office:value-type="float" office:value="0" table:style-name="ce1">
            <text:p>0</text:p>
          </table:table-cell>
          <table:table-cell table:number-columns-repeated="1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table:number-columns-repeated="1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l.d f6,v6(r1)</text:p>
          </table:table-cell>
          <table:table-cell office:value-type="float" office:value="0" table:style-name="ce1">
            <text:p>0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1">
            <text:p>mul.d f10,f9,f6</text:p>
          </table:table-cell>
          <table:table-cell office:value-type="float" office:value="8" table:style-name="ce1">
            <text:p>8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1"/>
          <table:table-cell office:value-type="string" table:style-name="ce1">
            <text:p>add.d f11,f8,f10</text:p>
          </table:table-cell>
          <table:table-cell office:value-type="float" office:value="2" table:style-name="ce1">
            <text:p>2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2" table:style-name="ce1"/>
        </table:table-row>
        <table:table-row table:style-name="ro1">
          <table:table-cell table:style-name="ce1"/>
          <table:table-cell office:value-type="string" table:style-name="ce1">
            <text:p>s.d f11,v7(r1)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/>
        </table:table-row>
        <table:table-row table:style-name="ro1">
          <table:table-cell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3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9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3806" table:style-name="ce1">
            <text:p>3806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oglio1" table:style-name="ta2"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67" table:default-cell-style-name="ce1"/>
        <table:table-column table:style-name="co5" table:number-columns-repeated="16314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2">
            <text:p>div.d f7,f1,f2</text:p>
          </table:table-cell>
          <table:table-cell office:value-type="float" office:value="9" table:style-name="ce2">
            <text:p>9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0" table:style-name="ce2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2"/>
          <table:table-cell office:value-type="string" table:style-name="ce2">
            <text:p>mul.d f8,f7,f3</text:p>
          </table:table-cell>
          <table:table-cell office:value-type="float" office:value="8" table:style-name="ce2">
            <text:p>8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0" table:style-name="ce2">
            <text:p>0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string" table:style-name="ce2">
            <text:p>l.d f5,v5(r1)</text:p>
          </table:table-cell>
          <table:table-cell office:value-type="float" office:value="0" table:style-name="ce2">
            <text:p>0</text:p>
          </table:table-cell>
          <table:table-cell table:number-columns-repeated="1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table:number-columns-repeated="1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2"/>
          <table:table-cell office:value-type="string" table:style-name="ce2">
            <text:p>l.d f6,v6(r1)</text:p>
          </table:table-cell>
          <table:table-cell office:value-type="float" office:value="0" table:style-name="ce2">
            <text:p>0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string" table:style-name="ce2">
            <text:p>mul.d f10,f9,f6</text:p>
          </table:table-cell>
          <table:table-cell office:value-type="float" office:value="8" table:style-name="ce2">
            <text:p>8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2"/>
          <table:table-cell office:value-type="string" table:style-name="ce2">
            <text:p>add.d f11,f8,f10</text:p>
          </table:table-cell>
          <table:table-cell office:value-type="float" office:value="2" table:style-name="ce2">
            <text:p>2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2" table:style-name="ce1"/>
        </table:table-row>
        <table:table-row table:style-name="ro1">
          <table:table-cell table:style-name="ce2"/>
          <table:table-cell office:value-type="string" table:style-name="ce2">
            <text:p>s.d f11,v7(r1)</text:p>
          </table:table-cell>
          <table:table-cell office:value-type="float" office:value="1" table:style-name="ce2">
            <text:p>1</text:p>
          </table:table-cell>
          <table:table-cell table:number-columns-repeated="2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/>
        </table:table-row>
        <table:table-row table:style-name="ro1">
          <table:table-cell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/>
          <table:table-cell office:value-type="string" table:style-name="ce2">
            <text:p>bnez r2,loop</text:p>
          </table:table-cell>
          <table:table-cell office:value-type="float" office:value="1" table:style-name="ce2">
            <text:p>1</text:p>
          </table:table-cell>
          <table:table-cell table:number-columns-repeated="3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3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CC</text:p>
          </table:table-cell>
          <table:table-cell office:value-type="float" office:value="3806" table:formula="of:=6+38*100" table:style-name="ce2">
            <text:p>3806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8T14:13:08Z</meta:creation-date>
    <dc:date>2023-02-19T14:10:25Z</dc:date>
    <meta:editing-cycles>6</meta:editing-cycles>
    <meta:editing-duration>PT4654S</meta:editing-duration>
  </office:meta>
</office:document-meta>
</file>